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6453" officeooo:paragraph-rsid="00156453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156453" officeooo:paragraph-rsid="0016280b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156453" officeooo:paragraph-rsid="00156453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172705" officeooo:paragraph-rsid="0017270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56453" officeooo:paragraph-rsid="00156453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56453" officeooo:paragraph-rsid="0015a9ce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56453" officeooo:paragraph-rsid="0016280b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56453" officeooo:paragraph-rsid="00186afc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5a9ce" officeooo:paragraph-rsid="0015a9ce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5a9ce" officeooo:paragraph-rsid="0016280b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6280b" officeooo:paragraph-rsid="0016280b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6280b" officeooo:paragraph-rsid="0016b0da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6b0da" officeooo:paragraph-rsid="0016b0da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72705" officeooo:paragraph-rsid="00172705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86afc" officeooo:paragraph-rsid="00186afc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9fe1e" officeooo:paragraph-rsid="0019fe1e" style:font-weight-asian="normal" style:font-weight-complex="normal"/>
    </style:style>
    <style:style style:name="T1" style:family="text">
      <style:text-properties officeooo:rsid="0015a9ce"/>
    </style:style>
    <style:style style:name="T2" style:family="text">
      <style:text-properties officeooo:rsid="0016280b"/>
    </style:style>
    <style:style style:name="T3" style:family="text">
      <style:text-properties officeooo:rsid="0016b0da"/>
    </style:style>
    <style:style style:name="T4" style:family="text">
      <style:text-properties officeooo:rsid="00172705"/>
    </style:style>
    <style:style style:name="T5" style:family="text">
      <style:text-properties officeooo:rsid="00186afc"/>
    </style:style>
    <style:style style:name="T6" style:family="text">
      <style:text-properties officeooo:rsid="0019fe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Testspiele <text:span text:style-name="T5">08.10.2018</text:span></text:p>
      <text:p text:style-name="P5"/>
      <text:list xml:id="list3828269547" text:style-name="L1">
        <text:list-item>
          <text:p text:style-name="P3">Möglichkeiten die Pyramiden zu schlagen:</text:p>
          <text:list>
            <text:list-item>
              <text:p text:style-name="P9">Weiß 91 Basis, 36:</text:p>
              <text:list>
                <text:list-item>
                  <text:p text:style-name="P6">We<text:span text:style-name="T1">rt</text:span> 91: <text:span text:style-name="T1">81+10, 100-9, 90+1 </text:span></text:p>
                </text:list-item>
                <text:list-item>
                  <text:p text:style-name="P6"><text:s/>Basis 36: <text:span text:style-name="T1">12*3, 28+8, 3*12, 9*4, 36 überrennen, 25+11, 30+6 </text:span><text:s/></text:p>
                </text:list-item>
              </text:list>
            </text:list-item>
            <text:list-item>
              <text:p text:style-name="P9">Schwarz 190, Basis 64:</text:p>
              <text:list>
                <text:list-item>
                  <text:p text:style-name="P9">Wert 190: nicht vorhanden</text:p>
                </text:list-item>
                <text:list-item>
                  <text:p text:style-name="P10">Basis 64: 64 überrennen, 8*8, 72-8, <text:span text:style-name="T2">72 &amp; 8 liegen an Pyramide an,</text:span> <text:span text:style-name="T2">16*4, 49+15, 49 &amp; 15 liegen an Pyramide an</text:span></text:p>
                </text:list-item>
              </text:list>
            </text:list-item>
            <text:list-item>
              <text:p text:style-name="P10">→<text:span text:style-name="T2"> weniger Möglichkeiten die schwarze Pyramide zu schlagen, dafür besitzt weiß mehr mögliche Reihen</text:span></text:p>
            </text:list-item>
            <text:list-item>
              <text:p text:style-name="P16">→ keine Seite im Vorteil (bei Testpartien haben auch schon beide Farben gewonnen)</text:p>
            </text:list-item>
            <text:list-item>
              <text:p text:style-name="P15">sobald ein Spieler nicht mehr in der Lage ist die gegnerische Pyramide zu schlagen <text:span text:style-name="T6">verliert er das Spiel</text:span></text:p>
            </text:list-item>
          </text:list>
        </text:list-item>
        <text:list-item>
          <text:p text:style-name="P2">Mögliche Eröffnung: </text:p>
          <text:list>
            <text:list-item>
              <text:p text:style-name="P7">weiße 2 schlägt schwarze 9</text:p>
              <text:list>
                <text:list-item>
                  <text:p text:style-name="P13">Problem: 2 kann umzingelt werden und so verloren gehen</text:p>
                </text:list-item>
                <text:list-item>
                  <text:p text:style-name="P13">wenn weiß anders eröffnet, selbe Eröffnung für schwarz möglich</text:p>
                  <text:list>
                    <text:list-item>
                      <text:p text:style-name="P13">Problem: schwarze 9 kann von weißer 9 überrannt werden</text:p>
                    </text:list-item>
                  </text:list>
                </text:list-item>
              </text:list>
            </text:list-item>
            <text:list-item>
              <text:p text:style-name="P11">weiße 9 drei Felder nach vorne, nächster Zug: w9 eins Feld nach links + zwei zurück → schwarze 90 schlagen</text:p>
              <text:list>
                <text:list-item>
                  <text:p text:style-name="P12"><text:span text:style-name="T3">selbe Eröffnung mit schwarzer 90 möglich</text:span></text:p>
                </text:list-item>
                <text:list-item>
                  <text:p text:style-name="P12"><text:span text:style-name="T3">Problem:</text:span> <text:span text:style-name="T3">Eröffnung benötigt zwei Zuge → kann leicht verhindert werden</text:span></text:p>
                </text:list-item>
                <text:list-item>
                  <text:p text:style-name="P13">wenn weiß mit der 9 eröffnet, kann schwarz <text:span text:style-name="T4">mit der 9 die weiße 2 schlagen ohne diese in direkte Gefahr zu begeben, aber er verliert sicher seine 90, kann aber die weiße 9 mit seiner 7 einschließen</text:span></text:p>
                  <text:list>
                    <text:list-item>
                      <text:p text:style-name="P13">→<text:span text:style-name="T4"> weiß verliert zwei Steine schlägt aber nur einen → nicht sinnvollste Eröffnung</text:span></text:p>
                    </text:list-item>
                  </text:list>
                </text:list-item>
              </text:list>
            </text:list-item>
            <text:list-item>
              <text:p text:style-name="P14">wenn weiß seine 6 bzw schwarz seine 5 in eine andere Spalte bewegt, kann der andere Spieler durch wegziehen seiner 6 bzw 5 mit der 36 bzw 25 die gegnerische 25 bzw 36 schlagen</text:p>
            </text:list-item>
          </text:list>
        </text:list-item>
        <text:list-item>
          <text:p text:style-name="P4">Allgemeine Tipps:</text:p>
          <text:list>
            <text:list-item>
              <text:p text:style-name="P14">Es ist sinnvoll stets das Ziel, die gegnerische Pyramide zu schlagen, im Auge behält und eigene Steine, mit denen man die gegnerische Pyramide schlagen kann, sowie die eigene Pyramide <text:s/>zu schützen <text:tab/><text:tab/></text:p>
            </text:list-item>
            <text:list-item>
              <text:p text:style-name="P15">wenn sich die Möglichkeit bietet einen gegnerischen Stein zu schlagen sollte man sie stets ergreifen, da es die Möglichkeiten des Gegners einschränkt und die eigenen Reihenmöglichkeiten erweitert</text:p>
            </text:list-item>
            <text:list-item>
              <text:p text:style-name="P15">beim Reihenbau sollte man mehr als eine Möglichkeit berücksichtigen, da eine Reihe leicht durch das „in-den-Weg-stellen“ eines gegnerischen Steines verhindert werden kann <text:s/></text:p>
            </text:list-item>
            <text:list-item>
              <text:p text:style-name="P8">weiße 36 und schwarze 25 sind 11 Felder auseinander → wenn Reihe frei kann geschmissen werden</text:p>
              <text:p text:style-name="P8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5:45:48.344000000</meta:creation-date>
    <dc:date>2018-10-08T16:53:53.306000000</dc:date>
    <meta:editing-duration>PT6M33S</meta:editing-duration>
    <meta:editing-cycles>1</meta:editing-cycles>
    <meta:document-statistic meta:table-count="0" meta:image-count="0" meta:object-count="0" meta:page-count="1" meta:paragraph-count="28" meta:word-count="381" meta:character-count="2202" meta:non-whitespace-character-count="1864"/>
    <meta:generator>LibreOffice/5.4.2.2$Windows_X86_64 LibreOffice_project/22b09f6418e8c2d508a9eaf86b2399209b0990f4</meta:generator>
  </office:meta>
</office:document-meta>
</file>